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3]=MIN([.$B$3:.$B$52]))" style:apply-style-name="Good" style:base-cell-address="Sheet1.B3"/>
      <style:map style:condition="is-true-formula([.B3]=MAX([.$B$3:.$B$52]))" style:apply-style-name="Ba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DHVRP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07-H</text:p>
          </table:table-cell>
          <table:table-cell table:style-name="Default" office:value-type="string" calcext:value-type="string">
            <text:p>Total MS</text:p>
          </table:table-cell>
          <table:table-cell office:value-type="string" calcext:value-type="string">
            <text:p>Found (s)</text:p>
          </table:table-cell>
          <table:table-cell office:value-type="string" calcext:value-type="string">
            <text:p>Total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2.72" calcext:value-type="float">
            <text:p>4302.72</text:p>
          </table:table-cell>
          <table:table-cell office:value-type="float" office:value="185" calcext:value-type="float">
            <text:p>18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4.39" calcext:value-type="float">
            <text:p>4504.39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9.61" calcext:value-type="float">
            <text:p>4239.61</text:p>
          </table:table-cell>
          <table:table-cell office:value-type="float" office:value="282" calcext:value-type="float">
            <text:p>28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0.64" calcext:value-type="float">
            <text:p>4270.64</text:p>
          </table:table-cell>
          <table:table-cell office:value-type="float" office:value="311" calcext:value-type="float">
            <text:p>31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71.73" calcext:value-type="float">
            <text:p>4271.73</text:p>
          </table:table-cell>
          <table:table-cell office:value-type="float" office:value="166" calcext:value-type="float">
            <text:p>16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24.26" calcext:value-type="float">
            <text:p>4224.26</text:p>
          </table:table-cell>
          <table:table-cell office:value-type="float" office:value="188" calcext:value-type="float">
            <text:p>18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82.4" calcext:value-type="float">
            <text:p>4282.4</text:p>
          </table:table-cell>
          <table:table-cell office:value-type="float" office:value="236" calcext:value-type="float">
            <text:p>23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3.51" calcext:value-type="float">
            <text:p>4213.51</text:p>
          </table:table-cell>
          <table:table-cell office:value-type="float" office:value="150" calcext:value-type="float">
            <text:p>15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33.45" calcext:value-type="float">
            <text:p>4433.45</text:p>
          </table:table-cell>
          <table:table-cell office:value-type="float" office:value="640" calcext:value-type="float">
            <text:p>64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41.5" calcext:value-type="float">
            <text:p>4341.5</text:p>
          </table:table-cell>
          <table:table-cell office:value-type="float" office:value="104" calcext:value-type="float">
            <text:p>10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62.56" calcext:value-type="float">
            <text:p>4162.56</text:p>
          </table:table-cell>
          <table:table-cell office:value-type="float" office:value="244" calcext:value-type="float">
            <text:p>24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47.49" calcext:value-type="float">
            <text:p>4647.49</text:p>
          </table:table-cell>
          <table:table-cell office:value-type="float" office:value="462" calcext:value-type="float">
            <text:p>46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48.96" calcext:value-type="float">
            <text:p>4648.96</text:p>
          </table:table-cell>
          <table:table-cell office:value-type="float" office:value="148" calcext:value-type="float">
            <text:p>14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70.3" calcext:value-type="float">
            <text:p>4070.3</text:p>
          </table:table-cell>
          <table:table-cell office:value-type="float" office:value="305" calcext:value-type="float">
            <text:p>30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77.81" calcext:value-type="float">
            <text:p>4077.81</text:p>
          </table:table-cell>
          <table:table-cell office:value-type="float" office:value="559" calcext:value-type="float">
            <text:p>55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56.56" calcext:value-type="float">
            <text:p>4056.56</text:p>
          </table:table-cell>
          <table:table-cell office:value-type="float" office:value="341" calcext:value-type="float">
            <text:p>34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66.34" calcext:value-type="float">
            <text:p>4266.34</text:p>
          </table:table-cell>
          <table:table-cell office:value-type="float" office:value="555" calcext:value-type="float">
            <text:p>55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19.89" calcext:value-type="float">
            <text:p>4319.89</text:p>
          </table:table-cell>
          <table:table-cell office:value-type="float" office:value="307" calcext:value-type="float">
            <text:p>30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73.94" calcext:value-type="float">
            <text:p>4273.94</text:p>
          </table:table-cell>
          <table:table-cell office:value-type="float" office:value="427" calcext:value-type="float">
            <text:p>42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3.65" calcext:value-type="float">
            <text:p>4413.65</text:p>
          </table:table-cell>
          <table:table-cell office:value-type="float" office:value="236" calcext:value-type="float">
            <text:p>23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72.69" calcext:value-type="float">
            <text:p>4372.69</text:p>
          </table:table-cell>
          <table:table-cell office:value-type="float" office:value="710" calcext:value-type="float">
            <text:p>71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53.76" calcext:value-type="float">
            <text:p>4453.76</text:p>
          </table:table-cell>
          <table:table-cell office:value-type="float" office:value="247" calcext:value-type="float">
            <text:p>24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6.99" calcext:value-type="float">
            <text:p>4286.99</text:p>
          </table:table-cell>
          <table:table-cell office:value-type="float" office:value="440" calcext:value-type="float">
            <text:p>44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61.66" calcext:value-type="float">
            <text:p>4161.66</text:p>
          </table:table-cell>
          <table:table-cell office:value-type="float" office:value="711" calcext:value-type="float">
            <text:p>71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87.42" calcext:value-type="float">
            <text:p>4287.42</text:p>
          </table:table-cell>
          <table:table-cell office:value-type="float" office:value="212" calcext:value-type="float">
            <text:p>21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21.82" calcext:value-type="float">
            <text:p>4121.82</text:p>
          </table:table-cell>
          <table:table-cell office:value-type="float" office:value="334" calcext:value-type="float">
            <text:p>33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98.44" calcext:value-type="float">
            <text:p>4298.44</text:p>
          </table:table-cell>
          <table:table-cell office:value-type="float" office:value="575" calcext:value-type="float">
            <text:p>57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43.49" calcext:value-type="float">
            <text:p>4043.49</text:p>
          </table:table-cell>
          <table:table-cell office:value-type="float" office:value="274" calcext:value-type="float">
            <text:p>27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82.06" calcext:value-type="float">
            <text:p>4182.06</text:p>
          </table:table-cell>
          <table:table-cell office:value-type="float" office:value="130" calcext:value-type="float">
            <text:p>13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82.79" calcext:value-type="float">
            <text:p>4082.79</text:p>
          </table:table-cell>
          <table:table-cell office:value-type="float" office:value="357" calcext:value-type="float">
            <text:p>35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57.71" calcext:value-type="float">
            <text:p>4157.71</text:p>
          </table:table-cell>
          <table:table-cell office:value-type="float" office:value="241" calcext:value-type="float">
            <text:p>24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72.64" calcext:value-type="float">
            <text:p>4272.64</text:p>
          </table:table-cell>
          <table:table-cell office:value-type="float" office:value="533" calcext:value-type="float">
            <text:p>533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70.03" calcext:value-type="float">
            <text:p>4270.03</text:p>
          </table:table-cell>
          <table:table-cell office:value-type="float" office:value="102" calcext:value-type="float">
            <text:p>10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69.75" calcext:value-type="float">
            <text:p>4669.75</text:p>
          </table:table-cell>
          <table:table-cell office:value-type="float" office:value="113" calcext:value-type="float">
            <text:p>11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54.69" calcext:value-type="float">
            <text:p>4054.69</text:p>
          </table:table-cell>
          <table:table-cell office:value-type="float" office:value="554" calcext:value-type="float">
            <text:p>55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13.62" calcext:value-type="float">
            <text:p>4313.62</text:p>
          </table:table-cell>
          <table:table-cell office:value-type="float" office:value="258" calcext:value-type="float">
            <text:p>25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37.81" calcext:value-type="float">
            <text:p>4237.81</text:p>
          </table:table-cell>
          <table:table-cell office:value-type="float" office:value="174" calcext:value-type="float">
            <text:p>17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1.4" calcext:value-type="float">
            <text:p>4101.4</text:p>
          </table:table-cell>
          <table:table-cell office:value-type="float" office:value="567" calcext:value-type="float">
            <text:p>567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49.62" calcext:value-type="float">
            <text:p>4449.62</text:p>
          </table:table-cell>
          <table:table-cell office:value-type="float" office:value="507" calcext:value-type="float">
            <text:p>50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60.47" calcext:value-type="float">
            <text:p>4260.47</text:p>
          </table:table-cell>
          <table:table-cell office:value-type="float" office:value="527" calcext:value-type="float">
            <text:p>52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22.21" calcext:value-type="float">
            <text:p>4122.21</text:p>
          </table:table-cell>
          <table:table-cell office:value-type="float" office:value="212" calcext:value-type="float">
            <text:p>21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10.1" calcext:value-type="float">
            <text:p>4310.1</text:p>
          </table:table-cell>
          <table:table-cell office:value-type="float" office:value="158" calcext:value-type="float">
            <text:p>15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51.58" calcext:value-type="float">
            <text:p>4351.58</text:p>
          </table:table-cell>
          <table:table-cell office:value-type="float" office:value="344" calcext:value-type="float">
            <text:p>344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61.66" calcext:value-type="float">
            <text:p>4161.66</text:p>
          </table:table-cell>
          <table:table-cell office:value-type="float" office:value="314" calcext:value-type="float">
            <text:p>31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47.93" calcext:value-type="float">
            <text:p>4247.93</text:p>
          </table:table-cell>
          <table:table-cell office:value-type="float" office:value="196" calcext:value-type="float">
            <text:p>19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55.25" calcext:value-type="float">
            <text:p>4155.25</text:p>
          </table:table-cell>
          <table:table-cell office:value-type="float" office:value="459" calcext:value-type="float">
            <text:p>45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39.64" calcext:value-type="float">
            <text:p>4239.64</text:p>
          </table:table-cell>
          <table:table-cell office:value-type="float" office:value="134" calcext:value-type="float">
            <text:p>1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10.82" calcext:value-type="float">
            <text:p>4210.82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24.45" calcext:value-type="float">
            <text:p>4424.45</text:p>
          </table:table-cell>
          <table:table-cell office:value-type="float" office:value="101" calcext:value-type="float">
            <text:p>10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91.52" calcext:value-type="float">
            <text:p>4291.52</text:p>
          </table:table-cell>
          <table:table-cell office:value-type="float" office:value="188" calcext:value-type="float">
            <text:p>18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3:.B52])" office:value-type="float" office:value="4272.3146" calcext:value-type="float">
            <text:p>4272.3146</text:p>
          </table:table-cell>
          <table:table-cell table:formula="of:=AVERAGE([.C3:.C52])" office:value-type="float" office:value="325.84" calcext:value-type="float">
            <text:p>325.84</text:p>
          </table:table-cell>
          <table:table-cell table:formula="of:=AVERAGE([.D3:.D52])" office:value-type="float" office:value="646.66" calcext:value-type="float">
            <text:p>646.66</text:p>
          </table:table-cell>
        </table:table-row>
        <table:table-row table:style-name="ro1">
          <table:table-cell office:value-type="string" calcext:value-type="string">
            <text:p>BEST GAP</text:p>
          </table:table-cell>
          <table:table-cell table:style-name="Default" table:formula="of:=(([.$B53]-[.$B30])/[.$B30])*100" office:value-type="float" office:value="5.65908658114651" calcext:value-type="float">
            <text:p>5.6590865811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T GAP</text:p>
          </table:table-cell>
          <table:table-cell table:style-name="Default" table:formula="of:=(([.$B36]-[.$B53])/[.$B53])*100" office:value-type="float" office:value="9.30257804516548" calcext:value-type="float">
            <text:p>9.30257804516548</text:p>
          </table:table-cell>
          <table:table-cell table:number-columns-repeated="2"/>
        </table:table-row>
        <calcext:conditional-formats>
          <calcext:conditional-format calcext:target-range-address="Sheet1.B3:Sheet1.B52">
            <calcext:condition calcext:apply-style-name="Good" calcext:value="formula-is([.B3]=MIN([.$B$3:.$B$52]))" calcext:base-cell-address="Sheet1.B3"/>
            <calcext:condition calcext:apply-style-name="Bad" calcext:value="formula-is([.B3]=MAX([.$B$3:.$B$52]))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42:31.501325727</meta:creation-date>
    <meta:generator>LibreOffice/7.6.6.3$Linux_X86_64 LibreOffice_project/60$Build-3</meta:generator>
    <dc:date>2024-04-24T12:17:16.007590452</dc:date>
    <meta:editing-duration>PT34M17S</meta:editing-duration>
    <meta:editing-cycles>58</meta:editing-cycles>
    <meta:document-statistic meta:table-count="1" meta:cell-count="213" meta:object-count="0"/>
  </office:meta>
</office:document-meta>
</file>